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14]-[.F14]" office:value-type="float" office:value="1100" calcext:value-type="float">
            <text:p>1.10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4])" office:value-type="float" office:value="1100" calcext:value-type="float">
            <text:p>1.10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9.464910968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9.4677437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9-01T14:08:19.815197040</dc:date>
    <meta:print-date>2025-05-08T10:23:24.397000000</meta:print-date>
    <dc:language>pt-PT</dc:language>
    <meta:editing-cycles>681</meta:editing-cycles>
    <meta:editing-duration>PT21H4M49S</meta:editing-duration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